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WebFilterTests.invalidActual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sWebFilterTests.nonCors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rsWebFil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sWebFilterTests.validActual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rsWebFilterTests.valid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rsWebFilterTests.invalid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sWebFilterTests.sameOrigin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